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Support.getSystem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Security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Support.getLastModified( final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getSystemProperty( final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getParentClassLoader( final ClassLoader 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Support.getResourceAsStream( final ClassLoader cl ,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curitySupport.getContex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getFileExists( final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getFileInputStream( final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